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ffff66"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draw:fill="solid" draw:fill-color="#ffff66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style-name="Standard" style:font-pitch="variable" fo:font-size="10pt" style:font-size-asian="18pt" style:font-size-complex="18pt"/>
    </style:style>
    <style:style style:name="P3" style:family="paragraph">
      <style:paragraph-properties fo:text-align="center"/>
      <style:text-properties fo:font-family="Ubuntu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family="Ubuntu" style:font-style-name="Standard" style:font-pitch="variable" fo:font-size="12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5" style:family="paragraph">
      <style:paragraph-properties fo:text-align="start"/>
      <style:text-properties fo:font-family="Ubuntu" style:font-style-name="Standard" style:font-pitch="variable" fo:font-size="12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style:text-position="0% 100%"/>
    </style:style>
    <style:style style:name="T1" style:family="text">
      <style:text-properties fo:font-family="Ubuntu" style:font-style-name="Standard" style:font-pitch="variable" fo:font-size="10pt" style:font-size-asian="18pt" style:font-size-complex="18pt"/>
    </style:style>
    <style:style style:name="T2" style:family="text">
      <style:text-properties fo:font-family="Ubuntu" style:font-pitch="variable" fo:font-size="15pt" style:font-size-asian="15pt" style:font-size-complex="15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2cm" svg:height="5.2cm" svg:x="3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3.3cm" svg:x="3.2cm" svg:y="6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8cm" svg:height="3.3cm" svg:x="3.2cm" svg:y="4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8.8cm" svg:height="3.3cm" svg:x="3.2cm" svg:y="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8cm" svg:height="3.3cm" svg:x="3.2cm" svg:y="2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5cm" svg:height="1.039cm" svg:x="12.2cm" svg:y="1.7cm">
          <draw:text-box>
            <text:p><text:span text:style-name="T1">Amministratori,</text:span><text:span text:style-name="T1"><text:line-break/></text:span><text:span text:style-name="T1">moderatori</text:span></text:p>
          </draw:text-box>
        </draw:frame>
        <draw:frame draw:style-name="gr5" draw:text-style-name="P2" draw:layer="layout" svg:width="5cm" svg:height="0.645cm" svg:x="12.2cm" svg:y="2.901cm">
          <draw:text-box>
            <text:p><text:span text:style-name="T1">Autori</text:span></text:p>
          </draw:text-box>
        </draw:frame>
        <draw:frame draw:style-name="gr5" draw:text-style-name="P2" draw:layer="layout" svg:width="5cm" svg:height="0.645cm" svg:x="12.2cm" svg:y="3.902cm">
          <draw:text-box>
            <text:p><text:span text:style-name="T1">Lettori</text:span></text:p>
          </draw:text-box>
        </draw:frame>
        <draw:frame draw:style-name="gr5" draw:text-style-name="P2" draw:layer="layout" svg:width="5cm" svg:height="0.645cm" svg:x="12.2cm" svg:y="5.903cm">
          <draw:text-box>
            <text:p><text:span text:style-name="T1">Contenuti</text:span></text:p>
          </draw:text-box>
        </draw:frame>
        <draw:custom-shape draw:style-name="gr6" draw:text-style-name="P1" draw:layer="layout" svg:width="1cm" svg:height="0.9cm" svg:x="1.4cm" svg:y="1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.4cm" svg:y="10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617cm" svg:height="3.7cm" svg:x="6.3cm" svg:y="11cm">
          <text:p text:style-name="P1"><text:span text:style-name="T2">Contenuto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8cm" svg:x="10.4cm" svg:y="11.2cm">
          <text:p text:style-name="P1">...</text:p>
          <draw:enhanced-geometry svg:viewBox="0 0 21600 21600" draw:text-areas="800 800 20800 20800" draw:type="round-rectangular-callout" draw:modifiers="-17892.0634920635 22382.0224719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.7cm" svg:height="0.8cm" svg:x="10.4cm" svg:y="13.6cm">
          <text:p text:style-name="P1">...</text:p>
          <draw:enhanced-geometry svg:viewBox="0 0 21600 21600" draw:text-areas="800 800 20800 20800" draw:type="round-rectangular-callout" draw:modifiers="-16368.253968254 2211.2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.7cm" svg:height="0.8cm" svg:x="3.8cm" svg:y="12.3cm">
          <text:p text:style-name="P1">...</text:p>
          <draw:enhanced-geometry svg:viewBox="0 0 21600 21600" draw:text-areas="800 800 20800 20800" draw:type="round-rectangular-callout" draw:modifiers="37866.6666666667 -1186.51685393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.7cm" svg:height="0.8cm" svg:x="5.2cm" svg:y="15.2cm">
          <text:p text:style-name="P1">...</text:p>
          <draw:enhanced-geometry svg:viewBox="0 0 21600 21600" draw:text-areas="800 800 20800 20800" draw:type="round-rectangular-callout" draw:modifiers="23911.1111111111 -32062.9213483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cm" svg:height="0.9cm" svg:x="1.4cm" svg:y="17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2.2cm" svg:height="0.725cm" svg:x="7.3cm" svg:y="18.3cm">
          <draw:text-box>
            <text:p>Dominio</text:p>
          </draw:text-box>
        </draw:frame>
        <draw:custom-shape draw:style-name="gr6" draw:text-style-name="P1" draw:layer="layout" svg:width="1cm" svg:height="0.9cm" svg:x="4.4cm" svg:y="19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7.9cm" svg:y="19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5.6cm" svg:y="21.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1.5cm" svg:y="20.1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9.4cm" svg:y="21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4cm" svg:y1="20.1cm" svg:x2="7.9cm" svg:y2="19.9cm">
          <text:p/>
        </draw:line>
        <draw:line draw:style-name="gr10" draw:text-style-name="P1" draw:layer="layout" svg:x1="6.4cm" svg:y1="21.8cm" svg:x2="11.5cm" svg:y2="20.5cm">
          <text:p/>
        </draw:line>
        <draw:line draw:style-name="gr10" draw:text-style-name="P1" draw:layer="layout" svg:x1="4.9cm" svg:y1="20.5cm" svg:x2="5.8cm" svg:y2="21.8cm">
          <text:p/>
        </draw:line>
        <draw:line draw:style-name="gr10" draw:text-style-name="P1" draw:layer="layout" svg:x1="9.4cm" svg:y1="22.2cm" svg:x2="6.6cm" svg:y2="22.2cm">
          <text:p/>
        </draw:line>
      </draw:page>
      <draw:page draw:name="page2" draw:style-name="dp1" draw:master-page-name="Predefinito">
        <draw:custom-shape draw:style-name="gr6" draw:text-style-name="P1" draw:layer="layout" svg:width="1cm" svg:height="0.9cm" svg:x="1.3cm" svg:y="1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cm" svg:x="9.5cm" svg:y="1.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2cm" svg:height="0.725cm" svg:x="10.7cm" svg:y="1.6cm">
          <draw:text-box>
            <text:p>Dominio</text:p>
          </draw:text-box>
        </draw:frame>
        <draw:custom-shape draw:style-name="gr6" draw:text-style-name="P1" draw:layer="layout" svg:width="1cm" svg:height="0.9cm" svg:x="11.4cm" svg:y="3.3cm">
          <text:p text:style-name="P1">d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6cm" svg:x="2.9cm" svg:y="1.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5cm" svg:height="0.725cm" svg:x="4cm" svg:y="1.6cm">
          <draw:text-box>
            <text:p>Dizionario</text:p>
          </draw:text-box>
        </draw:frame>
        <draw:custom-shape draw:style-name="gr11" draw:text-style-name="P1" draw:layer="layout" svg:width="1cm" svg:height="0.9cm" svg:x="4cm" svg:y="2.7cm">
          <text:p text:style-name="P1">e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5.2cm" svg:y="4.4cm">
          <text:p text:style-name="P4">e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0.8cm" svg:y="5.6cm">
          <text:p text:style-name="P1">d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4.7cm" svg:y="6.2cm">
          <text:p text:style-name="P4">e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4cm" svg:y1="3.8cm" svg:x2="5cm" svg:y2="3.2cm">
          <text:p/>
        </draw:line>
        <draw:line draw:style-name="gr10" draw:text-style-name="P1" draw:layer="layout" svg:x1="11cm" svg:y1="6.4cm" svg:x2="5.7cm" svg:y2="6.7cm">
          <text:p/>
        </draw:line>
        <draw:line draw:style-name="gr10" draw:text-style-name="P1" draw:layer="layout" svg:x1="10.9cm" svg:y1="5.8cm" svg:x2="6.2cm" svg:y2="4.8cm">
          <text:p/>
        </draw:line>
        <draw:custom-shape draw:style-name="gr12" draw:text-style-name="P5" draw:layer="layout" svg:width="3.6cm" svg:height="5cm" svg:x="3.3cm" svg:y="2.3cm">
          <text:p text:style-name="P5">E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.3cm" svg:y="9.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cm" svg:x="9.6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2.2cm" svg:height="0.725cm" svg:x="10.7cm" svg:y="9.1cm">
          <draw:text-box>
            <text:p>Dominio</text:p>
          </draw:text-box>
        </draw:frame>
        <draw:custom-shape draw:style-name="gr1" draw:text-style-name="P1" draw:layer="layout" svg:width="4.4cm" svg:height="6cm" svg:x="3cm" svg:y="9.1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5cm" svg:height="0.725cm" svg:x="4cm" svg:y="9.1cm">
          <draw:text-box>
            <text:p>Dizionario</text:p>
          </draw:text-box>
        </draw:frame>
        <draw:custom-shape draw:style-name="gr11" draw:text-style-name="P1" draw:layer="layout" svg:width="1cm" svg:height="0.9cm" svg:x="4.1cm" svg:y="10.2cm">
          <text:p text:style-name="P1">e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5.3cm" svg:y="11.9cm">
          <text:p text:style-name="P4">e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0.894cm" svg:y="11.624cm">
          <text:p text:style-name="P1">d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4.8cm" svg:y="13.7cm">
          <text:p text:style-name="P4">e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3cm" svg:y1="11.6cm" svg:x2="5.1cm" svg:y2="10.7cm">
          <text:p/>
        </draw:line>
        <draw:line draw:style-name="gr13" draw:text-style-name="P1" draw:layer="layout" svg:x1="11.2cm" svg:y1="12.5cm" svg:x2="5.8cm" svg:y2="14.2cm">
          <text:p/>
        </draw:line>
        <draw:line draw:style-name="gr10" draw:text-style-name="P1" draw:layer="layout" svg:x1="10.9cm" svg:y1="12.2cm" svg:x2="6.3cm" svg:y2="12.3cm">
          <text:p/>
        </draw:line>
        <draw:custom-shape draw:style-name="gr14" draw:text-style-name="P5" draw:layer="layout" svg:width="3.6cm" svg:height="5cm" svg:x="3.4cm" svg:y="9.8cm">
          <text:p text:style-name="P5">E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cm" svg:x="1.3cm" svg:y="1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6.3cm" svg:x="9.3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4cm" svg:height="0.725cm" svg:x="10.1cm" svg:y="16cm">
          <draw:text-box>
            <text:p text:style-name="P1">Accezioni</text:p>
          </draw:text-box>
        </draw:frame>
        <draw:custom-shape draw:style-name="gr1" draw:text-style-name="P1" draw:layer="layout" svg:width="3.7cm" svg:height="6.3cm" svg:x="3.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5cm" svg:height="0.725cm" svg:x="4.3cm" svg:y="16cm">
          <draw:text-box>
            <text:p text:style-name="P1">Dizionario</text:p>
          </draw:text-box>
        </draw:frame>
        <draw:custom-shape draw:style-name="gr11" draw:text-style-name="P1" draw:layer="layout" svg:width="1cm" svg:height="0.9cm" svg:x="5.4cm" svg:y="17.1cm">
          <text:p text:style-name="P1">e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4.962cm" svg:y="19.514cm">
          <text:p text:style-name="P4">e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11.194cm" svg:y="18.224cm">
          <text:p text:style-name="P6"><text:span text:style-name="T4">a</text:span><text:span text:style-name="T3">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11.494cm" svg:y="19.424cm">
          <text:p text:style-name="P6"><text:span text:style-name="T4">a</text:span><text:span text:style-name="T3">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10.194cm" svg:y="21.024cm">
          <text:p text:style-name="P6"><text:span text:style-name="T4">a</text:span><text:span text:style-name="T3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11.294cm" svg:y="16.924cm">
          <text:p text:style-name="P6"><text:span text:style-name="T4">a</text:span><text:span text:style-name="T3">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9cm" svg:y1="20.2cm" svg:x2="10.3cm" svg:y2="21.2cm">
          <text:p/>
        </draw:line>
        <draw:line draw:style-name="gr10" draw:text-style-name="P1" draw:layer="layout" svg:x1="5.7cm" svg:y1="19.6cm" svg:x2="11.2cm" svg:y2="18.7cm">
          <text:p/>
        </draw:line>
        <draw:line draw:style-name="gr10" draw:text-style-name="P1" draw:layer="layout" svg:x1="5.9cm" svg:y1="19.8cm" svg:x2="11.5cm" svg:y2="19.9cm">
          <text:p/>
        </draw:line>
        <draw:line draw:style-name="gr10" draw:text-style-name="P1" draw:layer="layout" svg:x1="6.4cm" svg:y1="17.5cm" svg:x2="11.3cm" svg:y2="17.4cm">
          <text:p/>
        </draw:line>
        <draw:custom-shape draw:style-name="gr1" draw:text-style-name="P1" draw:layer="layout" svg:width="3.8cm" svg:height="6.3cm" svg:x="15.3cm" svg:y="16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2.2cm" svg:height="0.761cm" svg:x="16.3cm" svg:y="16cm">
          <draw:text-box>
            <text:p>Dominio</text:p>
          </draw:text-box>
        </draw:frame>
        <draw:custom-shape draw:style-name="gr6" draw:text-style-name="P1" draw:layer="layout" svg:width="1cm" svg:height="0.945cm" svg:x="17.2cm" svg:y="17.355cm">
          <text:p text:style-name="P1">d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45cm" svg:x="16.8cm" svg:y="20.6cm">
          <text:p text:style-name="P1">d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3cm" svg:y1="17.4cm" svg:x2="17.3cm" svg:y2="17.6cm">
          <text:p/>
        </draw:line>
        <draw:custom-shape draw:style-name="gr6" draw:text-style-name="P1" draw:layer="layout" svg:width="1cm" svg:height="0.945cm" svg:x="16.7cm" svg:y="18.801cm">
          <text:p text:style-name="P1">d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5cm" svg:y1="19.9cm" svg:x2="16.8cm" svg:y2="19.5cm">
          <text:p/>
        </draw:line>
        <draw:line draw:style-name="gr10" draw:text-style-name="P1" draw:layer="layout" svg:x1="11.2cm" svg:y1="21.5cm" svg:x2="16.8cm" svg:y2="21.1cm">
          <text:p/>
        </draw:line>
        <draw:line draw:style-name="gr10" draw:text-style-name="P1" draw:layer="layout" svg:x1="12.2cm" svg:y1="18.7cm" svg:x2="17.3cm" svg:y2="18.1cm">
          <text:p/>
        </draw:line>
      </draw:page>
      <draw:page draw:name="page3" draw:style-name="dp1" draw:master-page-name="Predefinito">
        <draw:custom-shape draw:style-name="gr1" draw:text-style-name="P1" draw:layer="layout" svg:width="4.2cm" svg:height="6.3cm" svg:x="7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4cm" svg:height="0.725cm" svg:x="8.6cm" svg:y="1.2cm">
          <draw:text-box>
            <text:p text:style-name="P1">Accezioni</text:p>
          </draw:text-box>
        </draw:frame>
        <draw:custom-shape draw:style-name="gr1" draw:text-style-name="P1" draw:layer="layout" svg:width="3.7cm" svg:height="6.3cm" svg:x="2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5cm" svg:height="0.725cm" svg:x="2.8cm" svg:y="1.2cm">
          <draw:text-box>
            <text:p text:style-name="P1">Dizionario</text:p>
          </draw:text-box>
        </draw:frame>
        <draw:custom-shape draw:style-name="gr11" draw:text-style-name="P1" draw:layer="layout" svg:width="1cm" svg:height="0.9cm" svg:x="3.9cm" svg:y="2.3cm">
          <text:p text:style-name="P1">e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0.9cm" svg:x="3.462cm" svg:y="4.714cm">
          <text:p text:style-name="P4">e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9.694cm" svg:y="3.424cm">
          <text:p text:style-name="P6"><text:span text:style-name="T4">a</text:span><text:span text:style-name="T3">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9.994cm" svg:y="4.624cm">
          <text:p text:style-name="P6"><text:span text:style-name="T4">a</text:span><text:span text:style-name="T3">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8.694cm" svg:y="6.224cm">
          <text:p text:style-name="P6"><text:span text:style-name="T4">a</text:span><text:span text:style-name="T3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0.9cm" svg:x="9.794cm" svg:y="2.124cm">
          <text:p text:style-name="P6"><text:span text:style-name="T4">a</text:span><text:span text:style-name="T3">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4cm" svg:y1="5.4cm" svg:x2="8.8cm" svg:y2="6.4cm">
          <text:p/>
        </draw:line>
        <draw:line draw:style-name="gr13" draw:text-style-name="P1" draw:layer="layout" svg:x1="4.2cm" svg:y1="4.8cm" svg:x2="9.7cm" svg:y2="3.9cm">
          <text:p/>
        </draw:line>
        <draw:line draw:style-name="gr10" draw:text-style-name="P1" draw:layer="layout" svg:x1="4.4cm" svg:y1="5cm" svg:x2="10cm" svg:y2="5.1cm">
          <text:p/>
        </draw:line>
        <draw:line draw:style-name="gr10" draw:text-style-name="P1" draw:layer="layout" svg:x1="4.9cm" svg:y1="2.7cm" svg:x2="9.8cm" svg:y2="2.6cm">
          <text:p/>
        </draw:line>
        <draw:custom-shape draw:style-name="gr1" draw:text-style-name="P1" draw:layer="layout" svg:width="3.8cm" svg:height="6.3cm" svg:x="13.8cm" svg:y="1.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2.2cm" svg:height="0.761cm" svg:x="14.8cm" svg:y="1.2cm">
          <draw:text-box>
            <text:p>Dominio</text:p>
          </draw:text-box>
        </draw:frame>
        <draw:custom-shape draw:style-name="gr6" draw:text-style-name="P1" draw:layer="layout" svg:width="1cm" svg:height="0.945cm" svg:x="15.7cm" svg:y="2.555cm">
          <text:p text:style-name="P1">d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945cm" svg:x="15.3cm" svg:y="5.8cm">
          <text:p text:style-name="P1">d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8cm" svg:y1="2.6cm" svg:x2="15.8cm" svg:y2="2.8cm">
          <text:p/>
        </draw:line>
        <draw:custom-shape draw:style-name="gr6" draw:text-style-name="P1" draw:layer="layout" svg:width="1cm" svg:height="0.945cm" svg:x="15.2cm" svg:y="4.001cm">
          <text:p text:style-name="P1">d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cm" svg:y1="5.1cm" svg:x2="15.3cm" svg:y2="4.7cm">
          <text:p/>
        </draw:line>
        <draw:line draw:style-name="gr13" draw:text-style-name="P1" draw:layer="layout" svg:x1="9.7cm" svg:y1="6.7cm" svg:x2="15.3cm" svg:y2="6.3cm">
          <text:p/>
        </draw:line>
        <draw:line draw:style-name="gr13" draw:text-style-name="P1" draw:layer="layout" svg:x1="10.7cm" svg:y1="3.9cm" svg:x2="15.8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opacity="70%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Standard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1-29T17:49:44</meta:creation-date>
    <dc:date>2012-11-30T14:59:33</dc:date>
    <dc:creator>Nicola </dc:creator>
    <meta:editing-duration>PT2H9M45S</meta:editing-duration>
    <meta:editing-cycles>29</meta:editing-cycles>
    <meta:generator>LibreOffice/3.6$Linux_X86_64 LibreOffice_project/360m1$Build-102</meta:generator>
    <meta:document-statistic meta:object-count="101"/>
  </office:meta>
</office:document-meta>
</file>